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a5e1b9" officeooo:paragraph-rsid="00a5e1b9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0f74de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7" style:family="paragraph" style:parent-style-name="Standard">
      <style:paragraph-properties fo:text-align="start" style:justify-single-word="false"/>
      <style:text-properties fo:font-size="13.6999998092651pt" officeooo:rsid="000f74de" officeooo:paragraph-rsid="007e9e69" style:font-size-asian="12pt" style:font-size-complex="13.6999998092651pt"/>
    </style:style>
    <style:style style:name="P8" style:family="paragraph" style:parent-style-name="Standard">
      <style:paragraph-properties fo:text-align="start" style:justify-single-word="false"/>
      <style:text-properties fo:font-size="13.6999998092651pt" officeooo:rsid="000f74de" officeooo:paragraph-rsid="00adaa92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officeooo:rsid="00a5e1b9" officeooo:paragraph-rsid="00a5e1b9" style:font-size-asian="12pt" style:font-size-complex="13.6999998092651pt"/>
    </style:style>
    <style:style style:name="P10" style:family="paragraph" style:parent-style-name="Standard">
      <style:paragraph-properties fo:text-align="start" style:justify-single-word="false"/>
      <style:text-properties fo:font-size="13.6999998092651pt" officeooo:rsid="00a5e1b9" officeooo:paragraph-rsid="00adaa92" style:font-size-asian="12pt" style:font-size-complex="13.6999998092651pt"/>
    </style:style>
    <style:style style:name="P11" style:family="paragraph" style:parent-style-name="Standard">
      <style:paragraph-properties fo:text-align="start" style:justify-single-word="false"/>
      <style:text-properties fo:font-size="13.6999998092651pt" officeooo:rsid="00a74bda" officeooo:paragraph-rsid="00a74bda" style:font-size-asian="12pt" style:font-size-complex="13.6999998092651pt"/>
    </style:style>
    <style:style style:name="P12" style:family="paragraph" style:parent-style-name="Standard">
      <style:paragraph-properties fo:text-align="start" style:justify-single-word="false"/>
      <style:text-properties fo:font-size="13.6999998092651pt" officeooo:rsid="00a74bda" officeooo:paragraph-rsid="00adaa92" style:font-size-asian="12pt" style:font-size-complex="13.6999998092651pt"/>
    </style:style>
    <style:style style:name="P13" style:family="paragraph" style:parent-style-name="Standard">
      <style:paragraph-properties fo:text-align="start" style:justify-single-word="false"/>
      <style:text-properties fo:font-size="13.6999998092651pt" officeooo:rsid="00adaa92" officeooo:paragraph-rsid="00adaa92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15" style:family="paragraph" style:parent-style-name="Standard">
      <style:paragraph-properties fo:text-align="start" style:justify-single-word="false"/>
      <style:text-properties fo:font-size="22pt" officeooo:rsid="000f74de" officeooo:paragraph-rsid="00adaa92" style:font-size-asian="22pt" style:font-size-complex="22pt"/>
    </style:style>
    <style:style style:name="P16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17" style:family="paragraph" style:parent-style-name="Standard">
      <style:paragraph-properties fo:text-align="start" style:justify-single-word="false"/>
      <style:text-properties fo:font-size="22pt" officeooo:rsid="0047785d" officeooo:paragraph-rsid="00adaa92" style:font-size-asian="22pt" style:font-size-complex="22pt"/>
    </style:style>
    <style:style style:name="P18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19" style:family="paragraph" style:parent-style-name="Standard">
      <style:paragraph-properties fo:text-align="start" style:justify-single-word="false"/>
      <style:text-properties officeooo:rsid="00a74bda" officeooo:paragraph-rsid="00a74bda"/>
    </style:style>
    <style:style style:name="P20" style:family="paragraph" style:parent-style-name="Standard">
      <style:paragraph-properties fo:text-align="start" style:justify-single-word="false"/>
      <style:text-properties officeooo:rsid="00a74bda" officeooo:paragraph-rsid="00adaa92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24pt" officeooo:rsid="00a5e1b9" officeooo:paragraph-rsid="00adaa92" style:font-size-asian="24pt" style:font-size-complex="24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24pt" officeooo:rsid="00a5e1b9" officeooo:paragraph-rsid="00a5e1b9" style:font-size-asian="24pt" style:font-size-complex="24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24pt" officeooo:rsid="00a5e1b9" officeooo:paragraph-rsid="00adbb53" style:font-size-asian="24pt" style:font-size-complex="24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0f74de" style:font-size-asian="24pt" style:font-size-complex="24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a74bda" officeooo:paragraph-rsid="00a74bda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a74bda" officeooo:paragraph-rsid="00adaa92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aa631f" officeooo:paragraph-rsid="00aa631f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aa631f" officeooo:paragraph-rsid="00af7c5f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aa631f" officeooo:paragraph-rsid="00b15393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adaa92" officeooo:paragraph-rsid="00adaa92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adaa92" officeooo:paragraph-rsid="00adbb53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adaa92" officeooo:paragraph-rsid="00af7c5f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adaa92" officeooo:paragraph-rsid="00b15393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adbb53" officeooo:paragraph-rsid="00adbb53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adbb53" officeooo:paragraph-rsid="00af7c5f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adbb53" officeooo:paragraph-rsid="00b15393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aeff19" officeooo:paragraph-rsid="00aeff19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aeff19" officeooo:paragraph-rsid="00af7c5f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aeff19" officeooo:paragraph-rsid="00b15393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af7c5f" officeooo:paragraph-rsid="00af7c5f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b15393" officeooo:paragraph-rsid="00b15393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22pt" officeooo:rsid="000f74de" officeooo:paragraph-rsid="00adaa92" style:font-size-asian="22pt" style:font-size-complex="22pt"/>
    </style:style>
    <style:style style:name="P43" style:family="paragraph" style:parent-style-name="Standard">
      <style:paragraph-properties fo:text-align="start" style:justify-single-word="false"/>
      <style:text-properties fo:font-size="22pt" officeooo:rsid="000f74de" officeooo:paragraph-rsid="00adbb53" style:font-size-asian="22pt" style:font-size-complex="22pt"/>
    </style:style>
    <style:style style:name="P44" style:family="paragraph" style:parent-style-name="Standard">
      <style:paragraph-properties fo:text-align="start" style:justify-single-word="false"/>
      <style:text-properties fo:font-size="22pt" officeooo:rsid="0047785d" officeooo:paragraph-rsid="00adbb53" style:font-size-asian="22pt" style:font-size-complex="22pt"/>
    </style:style>
    <style:style style:name="T1" style:family="text">
      <style:text-properties officeooo:rsid="00a5e1b9"/>
    </style:style>
    <style:style style:name="T2" style:family="text">
      <style:text-properties officeooo:rsid="00a74bda"/>
    </style:style>
    <style:style style:name="T3" style:family="text">
      <style:text-properties fo:font-size="13.6999998092651pt" style:font-size-asian="12pt" style:font-size-complex="13.6999998092651pt"/>
    </style:style>
    <style:style style:name="T4" style:family="text">
      <style:text-properties fo:font-size="13.6999998092651pt" officeooo:rsid="00a8ac5a" style:font-size-asian="12pt" style:font-size-complex="13.6999998092651pt"/>
    </style:style>
    <style:style style:name="T5" style:family="text">
      <style:text-properties fo:font-size="13.6999998092651pt" officeooo:rsid="00aa631f" style:font-size-asian="12pt" style:font-size-complex="13.6999998092651pt"/>
    </style:style>
    <style:style style:name="T6" style:family="text">
      <style:text-properties officeooo:rsid="00adaa92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officeooo:rsid="00adbb53" style:font-size-asian="22pt" style:font-size-complex="22pt"/>
    </style:style>
    <style:style style:name="T9" style:family="text">
      <style:text-properties fo:font-size="24pt" officeooo:rsid="00a5e1b9" style:font-size-asian="24pt" style:font-size-complex="24pt"/>
    </style:style>
    <style:style style:name="T10" style:family="text">
      <style:text-properties fo:font-size="24pt" officeooo:rsid="00adbb53" style:font-size-asian="24pt" style:font-size-complex="24pt"/>
    </style:style>
    <style:style style:name="T11" style:family="text">
      <style:text-properties officeooo:rsid="00adbb53"/>
    </style:style>
    <style:style style:name="T12" style:family="text">
      <style:text-properties officeooo:rsid="00af7c5f"/>
    </style:style>
    <style:style style:name="T13" style:family="text">
      <style:text-properties officeooo:rsid="00b15393"/>
    </style:style>
    <style:style style:name="T14" style:family="text">
      <style:text-properties officeooo:rsid="00b2d8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通信</text:p>
      <text:p text:style-name="P1"/>
      <text:p text:style-name="P1"/>
      <text:p text:style-name="P1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4">もくじ</text:p>
      <text:p text:style-name="P4"/>
      <text:list xml:id="list1984727162" text:style-name="L1">
        <text:list-item>
          <text:p text:style-name="P21">ajax通信<text:span text:style-name="T11">(text)</text:span><text:span text:style-name="T7">(javascript ⇔ python)</text:span></text:p>
        </text:list-item>
        <text:list-item>
          <text:p text:style-name="P23"><text:span text:style-name="T7">ajax通信</text:span><text:span text:style-name="T8">(json)</text:span><text:span text:style-name="T7">(javascript ⇔ python)</text:span></text:p>
        </text:list-item>
        <text:list-item>
          <text:p text:style-name="P22">pythonでHTML出力</text:p>
          <text:p text:style-name="P24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43">1.<text:span text:style-name="T9">ajax通信</text:span><text:span text:style-name="T10">(text)</text:span><text:span text:style-name="T1">(javascript ⇔ python)</text:span></text:p>
      <text:p text:style-name="P16"/>
      <text:p text:style-name="P7">・<text:span text:style-name="T1">GETで通信</text:span></text:p>
      <text:p text:style-name="P7">※<text:span text:style-name="T1">GETの場合は、受信のみに使う</text:span></text:p>
      <text:p text:style-name="P7"/>
      <text:p text:style-name="P9">・main.js</text:p>
      <text:p text:style-name="P9"/>
      <text:p text:style-name="P9">let xhr = new XMLHttpRequest();<text:tab/>// XMLHttpRequestのインスタンス作成</text:p>
      <text:p text:style-name="P9"/>
      <text:p text:style-name="P9">xhr.open(‘GET’, ‘<text:span text:style-name="T2">receive.py</text:span>’);<text:tab/>// ファイルとの通信を開く</text:p>
      <text:p text:style-name="P9">xhr.responseType = ‘text’;<text:tab/><text:tab/>// 受け取るデータを指定</text:p>
      <text:p text:style-name="P9">xhr.send();<text:tab/><text:tab/><text:tab/><text:tab/><text:tab/>// データの送信</text:p>
      <text:p text:style-name="P9"/>
      <text:p text:style-name="P9">xhr.onreadystatechange = function() {<text:tab/><text:tab/><text:tab/>// データを受信</text:p>
      <text:p text:style-name="P9"><text:tab/>if(xhr.redyState === 4 &amp;&amp; xhr.status === 200) {<text:tab/>// もし、通信完了<text:span text:style-name="T2">&amp;通信成功なら</text:span></text:p>
      <text:p text:style-name="P9"><text:tab/><text:tab/>console.log(xhr.responseText);<text:tab/><text:tab/>// 情報を取得する</text:p>
      <text:p text:style-name="P9"><text:tab/>}</text:p>
      <text:p text:style-name="P9">}</text:p>
      <text:p text:style-name="P9"/>
      <text:p text:style-name="P9"/>
      <text:p text:style-name="P11">・receive.py</text:p>
      <text:p text:style-name="P11"/>
      <text:p text:style-name="P11">#!/usr/bin/env python3<text:tab/><text:tab/>// pythonの実行ファイルの場所は、</text:p>
      <text:p text:style-name="P11"><text:tab/><text:tab/><text:tab/><text:tab/><text:tab/><text:tab/>import sys</text:p>
      <text:p text:style-name="P11"><text:tab/><text:tab/><text:tab/><text:tab/><text:tab/><text:tab/>sys.executable</text:p>
      <text:p text:style-name="P11"><text:s text:c="2"/><text:tab/><text:tab/><text:tab/><text:tab/><text:tab/>で、調べられる。</text:p>
      <text:p text:style-name="P11"># _*_ coding: utf-8 _*_<text:tab/><text:tab/>// エンコードのおまじない</text:p>
      <text:p text:style-name="P11"/>
      <text:p text:style-name="P11">import sys</text:p>
      <text:p text:style-name="P11"/>
      <text:p text:style-name="P11">receive = “文字列”<text:tab/><text:tab/><text:tab/><text:tab/>// 文字列を変数に保存</text:p>
      <text:p text:style-name="P11">receive = receive + “OK!”<text:tab/><text:tab/>// 文字列にOK!を追加</text:p>
      <text:p text:style-name="P11"/>
      <text:p text:style-name="P19"><text:span text:style-name="T3">print(“Content-type: text/html\n”)<text:tab/>// ヘッダーをまず送信する（大事</text:span><text:span text:style-name="T4">）</text:span></text:p>
      <text:p text:style-name="P11"><text:soft-page-break/>print(recieve)<text:tab/><text:tab/><text:tab/><text:tab/>// 文字列送信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・<text:span text:style-name="T6">POSTで通信</text:span></text:p>
      <text:p text:style-name="P8">※<text:span text:style-name="T6">POSTの場合は、送受信に使う</text:span></text:p>
      <text:p text:style-name="P8"/>
      <text:p text:style-name="P10">・main.js</text:p>
      <text:p text:style-name="P10"/>
      <text:p text:style-name="P10">let xhr = new XMLHttpRequest();<text:tab/>// XMLHttpRequestのインスタンス作成</text:p>
      <text:p text:style-name="P10"/>
      <text:p text:style-name="P10">xhr.open(‘<text:span text:style-name="T6">POST</text:span>’, ‘<text:span text:style-name="T2">receive.py</text:span>’);<text:tab/><text:tab/>// ファイルとの通信を開く</text:p>
      <text:p text:style-name="P13">xhr.setRequestHeader(“content-type”, “application/x-www-form-urlencoded;charset=UTF-8”);<text:tab/><text:tab/>// 正しく受信するために必要</text:p>
      <text:p text:style-name="P10">xhr.send(“文字列”);<text:tab/><text:tab/><text:tab/>// データの送信 <text:span text:style-name="T6">(“データを指定”)</text:span></text:p>
      <text:p text:style-name="P10"/>
      <text:p text:style-name="P10">xhr.onreadystatechange = function() {<text:tab/><text:tab/><text:tab/>// データを受信</text:p>
      <text:p text:style-name="P10"><text:tab/>if(xhr.redyState === 4 &amp;&amp; xhr.status === 200) {<text:tab/>// もし、通信完了<text:span text:style-name="T2">&amp;通信成功なら</text:span></text:p>
      <text:p text:style-name="P10"><text:tab/><text:tab/>console.log(xhr.responseText);<text:tab/><text:tab/>// 情報を取得する</text:p>
      <text:p text:style-name="P10"><text:tab/>}</text:p>
      <text:p text:style-name="P10">}</text:p>
      <text:p text:style-name="P10"/>
      <text:p text:style-name="P10"/>
      <text:p text:style-name="P12">・receive.py</text:p>
      <text:p text:style-name="P12"/>
      <text:p text:style-name="P12">#!/usr/bin/env python3<text:tab/><text:tab/>// pythonの実行ファイルの場所は、</text:p>
      <text:p text:style-name="P12"><text:tab/><text:tab/><text:tab/><text:tab/><text:tab/><text:tab/>import sys</text:p>
      <text:p text:style-name="P12"><text:tab/><text:tab/><text:tab/><text:tab/><text:tab/><text:tab/>sys.executable</text:p>
      <text:p text:style-name="P12"><text:s text:c="2"/><text:tab/><text:tab/><text:tab/><text:tab/><text:tab/>で、調べられる。</text:p>
      <text:p text:style-name="P12"># _*_ coding: utf-8 _*_<text:tab/><text:tab/>// エンコードのおまじない</text:p>
      <text:p text:style-name="P12"/>
      <text:p text:style-name="P12">import sys</text:p>
      <text:p text:style-name="P12"><text:soft-page-break/></text:p>
      <text:p text:style-name="P12">receive = “文字列”<text:tab/><text:tab/><text:tab/><text:tab/>// 文字列を変数に保存</text:p>
      <text:p text:style-name="P12">receive = receive + “OK!”<text:tab/><text:tab/>// 文字列にOK!を追加</text:p>
      <text:p text:style-name="P12"/>
      <text:p text:style-name="P20"><text:span text:style-name="T3">print(“Content-type: text/html\n”)<text:tab/>// ヘッダーをまず送信する（大事</text:span><text:span text:style-name="T4">）</text:span></text:p>
      <text:p text:style-name="P12">print(recieve)<text:tab/><text:tab/><text:tab/><text:tab/>// 文字列送信</text:p>
      <text:p text:style-name="P12"/>
      <text:p text:style-name="P11"/>
      <text:p text:style-name="P19"><text:span text:style-name="T3">※</text:span><text:span text:style-name="T5">sys.stdin.readline()は、input()でも代用できる。</text:span></text:p>
      <text:p text:style-name="P27"><text:tab/>sys.stdin.readline()の方が、ちょっとだけ通信速度が速い。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3"><text:soft-page-break/><text:span text:style-name="T11">2</text:span>.<text:span text:style-name="T1">ajax通信(json)(javascript ⇔ python)</text:span></text:p>
      <text:p text:style-name="P44"/>
      <text:p text:style-name="P31">1.<text:span text:style-name="T11">pythonからjson形式のデータをgetで受信する</text:span></text:p>
      <text:p text:style-name="P31"/>
      <text:p text:style-name="P34">main.js</text:p>
      <text:p text:style-name="P34"/>
      <text:p text:style-name="P34">let xhr = new XMLHttpRequest();<text:tab/>// 新しいオブジェクトを作成</text:p>
      <text:p text:style-name="P34"/>
      <text:p text:style-name="P34">xhr.open(‘GET’, ‘recieve.py’);<text:tab/><text:tab/>// GETでpythonファイルを開く</text:p>
      <text:p text:style-name="P34">xhr.responseType = ‘json’;<text:tab/><text:tab/>// json形式のデータを指定</text:p>
      <text:p text:style-name="P34">xhr.send();<text:tab/><text:tab/><text:tab/><text:tab/><text:tab/>// 送信</text:p>
      <text:p text:style-name="P34"/>
      <text:p text:style-name="P34">xhr.onreadystatechange = function() {<text:tab/><text:tab/>// イベント発生を検知する</text:p>
      <text:p text:style-name="P34"><text:tab/>if(xhr.readyState === 4 &amp;&amp; xhr.status === 200) {<text:tab/><text:tab/>// もし、通信が終了して、データを全て受信(4) &amp; 正常終了(200)したら</text:p>
      <text:p text:style-name="P34"><text:tab/><text:tab/>let data = xhr.response;<text:tab/><text:tab/>// json形式のデータは、responseで受信する(データを受信した時点で、オブジェクト化している)</text:p>
      <text:p text:style-name="P34"><text:tab/><text:tab/>console.log(data);<text:tab/><text:tab/>// コンソールに表示</text:p>
      <text:p text:style-name="P34"><text:tab/>}</text:p>
      <text:p text:style-name="P34">};</text:p>
      <text:p text:style-name="P34"/>
      <text:p text:style-name="P34"/>
      <text:p text:style-name="P37">receive.py</text:p>
      <text:p text:style-name="P37"/>
      <text:p text:style-name="P37">#!/usr/bin/env python3<text:tab/><text:tab/>// pythonの実行ファイルの有る場所</text:p>
      <text:p text:style-name="P37"># _*_ coding: utf-8 _*_<text:tab/><text:tab/>// utf-8を使うおまじない</text:p>
      <text:p text:style-name="P37"/>
      <text:p text:style-name="P37">import json</text:p>
      <text:p text:style-name="P37"/>
      <text:p text:style-name="P37">with open(“sample.json”, “r”, encoding=”utf-8”) as f:</text:p>
      <text:p text:style-name="P37"><text:tab/>jsonf = json.load(f)<text:tab/><text:tab/># JSON形式のファイルからデータを読み込む(JSONデータを辞書形式で読み込む）</text:p>
      <text:p text:style-name="P31"/>
      <text:p text:style-name="P37">jf = json.dumps(jsonf, ensure_ascii=False)<text:tab/># 辞書をjSON形式に変換</text:p>
      <text:p text:style-name="P37"/>
      <text:p text:style-name="P37">print(“Content-type: text/html\n”)<text:tab/># 標準出力でヘッダー送信</text:p>
      <text:p text:style-name="P37">print(jf)<text:tab/><text:tab/><text:tab/><text:tab/><text:tab/># 標準出力でデータ送信</text:p>
      <text:p text:style-name="P37"/>
      <text:p text:style-name="P37"/>
      <text:p text:style-name="P32"><text:soft-page-break/><text:span text:style-name="T12">2</text:span>.<text:span text:style-name="T12">jsonデータをpythonファイルに送信し、項目を追加して受信する</text:span></text:p>
      <text:p text:style-name="P32"/>
      <text:p text:style-name="P35">main.js</text:p>
      <text:p text:style-name="P35"/>
      <text:p text:style-name="P40">let test = {</text:p>
      <text:p text:style-name="P40"><text:tab/>“test: “テスト”</text:p>
      <text:p text:style-name="P40">}</text:p>
      <text:p text:style-name="P40"/>
      <text:p text:style-name="P40">let jtest = JSON.stringify(test);<text:tab/><text:tab/>// json形式に変換</text:p>
      <text:p text:style-name="P35"/>
      <text:p text:style-name="P35">let xhr = new XMLHttpRequest();<text:tab/>// 新しいオブジェクトを作成</text:p>
      <text:p text:style-name="P35"/>
      <text:p text:style-name="P35">xhr.open(‘<text:span text:style-name="T12">POST</text:span>’, ‘recieve.py’);<text:tab/><text:tab/>// GETでpythonファイルを開く</text:p>
      <text:p text:style-name="P40">xhr.setRequestHeader(‘content-type’, ‘application/x-www-form-urlencoded;charset=UTF-8’);<text:tab/><text:tab/>// これがないと、データを正しく受信できないことがある</text:p>
      <text:p text:style-name="P35">xhr.send(<text:span text:style-name="T12">jtest</text:span>);<text:tab/><text:tab/><text:tab/><text:tab/>// <text:span text:style-name="T12">json形式のデータを</text:span>送信</text:p>
      <text:p text:style-name="P35"/>
      <text:p text:style-name="P35">xhr.onreadystatechange = function() {<text:tab/><text:tab/>// イベント発生を検知する</text:p>
      <text:p text:style-name="P35"><text:tab/>if(xhr.readyState === 4 &amp;&amp; xhr.status === 200) {<text:tab/><text:tab/>// もし、通信が終了して、データを全て受信(4) &amp; 正常終了(200)したら</text:p>
      <text:p text:style-name="P35"><text:tab/><text:tab/>let data = xhr.response;<text:tab/><text:tab/>// json形式のデータは、responseで受信する(データを受信した時点で、オブジェクト化している)</text:p>
      <text:p text:style-name="P35"><text:tab/><text:tab/>console.log(data);<text:tab/><text:tab/>// コンソールに表示</text:p>
      <text:p text:style-name="P35"><text:tab/>}</text:p>
      <text:p text:style-name="P35">};</text:p>
      <text:p text:style-name="P35"/>
      <text:p text:style-name="P35"/>
      <text:p text:style-name="P38">receive.py</text:p>
      <text:p text:style-name="P38"/>
      <text:p text:style-name="P38">#!/usr/bin/env python3<text:tab/><text:tab/>// pythonの実行ファイルの有る場所</text:p>
      <text:p text:style-name="P38"># _*_ coding: utf-8 _*_<text:tab/><text:tab/>// utf-8を使うおまじない</text:p>
      <text:p text:style-name="P38"/>
      <text:p text:style-name="P38">import json</text:p>
      <text:p text:style-name="P40">import sys</text:p>
      <text:p text:style-name="P40"/>
      <text:p text:style-name="P40">receive = sys.stdin.readline()<text:tab/><text:tab/># データを受信(input()でもOK)</text:p>
      <text:p text:style-name="P40"/>
      <text:p text:style-name="P40">receive = json.loads(recieve)<text:tab/><text:tab/># jsonデータを辞書型に変換</text:p>
      <text:p text:style-name="P40"/>
      <text:p text:style-name="P40"><text:soft-page-break/>recieve[“test2”] = “テスト２”<text:tab/><text:tab/># 項目追加</text:p>
      <text:p text:style-name="P40"/>
      <text:p text:style-name="P40">receive = json.dumps(recieve, ensure_ascii=False)<text:tab/><text:tab/>#辞書をjson形式に変換 </text:p>
      <text:p text:style-name="P38"/>
      <text:p text:style-name="P38"/>
      <text:p text:style-name="P38"/>
      <text:p text:style-name="P38">print(“Content-type: text/html\n”)<text:tab/># 標準出力でヘッダー送信</text:p>
      <text:p text:style-name="P38">print(jf)<text:tab/><text:tab/><text:tab/><text:tab/><text:tab/># 標準出力でデータ送信</text:p>
      <text:p text:style-name="P38"/>
      <text:p text:style-name="P38"/>
      <text:p text:style-name="P38"/>
      <text:p text:style-name="P38"/>
      <text:p text:style-name="P38"/>
      <text:p text:style-name="P38"/>
      <text:p text:style-name="P33"><text:span text:style-name="T13">3</text:span>.<text:span text:style-name="T13">jsonファイルをgetで読み込み、pythonファイルにpostで送信し、項目を追加して、受信する</text:span></text:p>
      <text:p text:style-name="P33"/>
      <text:p text:style-name="P36">main.js</text:p>
      <text:p text:style-name="P36"/>
      <text:p text:style-name="P36">let xhr = new XMLHttpRequest();<text:tab/>// 新しいオブジェクトを作成</text:p>
      <text:p text:style-name="P36"/>
      <text:p text:style-name="P36">// <text:span text:style-name="T13">jsonファイルの読み込み</text:span></text:p>
      <text:p text:style-name="P36">xhr.open(‘GET’, ‘<text:span text:style-name="T13">sample.json</text:span>’);<text:tab/><text:tab/>// GETでpythonファイルを開く</text:p>
      <text:p text:style-name="P36">xhr.responseType = ‘json’;<text:tab/><text:tab/>// json形式のデータを指定</text:p>
      <text:p text:style-name="P36">xhr.send();<text:tab/><text:tab/><text:tab/><text:tab/><text:tab/>// 送信</text:p>
      <text:p text:style-name="P36"/>
      <text:p text:style-name="P36">xhr.onreadystatechange = function() {<text:tab/><text:tab/>// イベント発生を検知する</text:p>
      <text:p text:style-name="P36"><text:tab/>if(xhr.readyState === 4 &amp;&amp; xhr.status === 200) {<text:tab/><text:tab/>// もし、通信が終了して、データを全て受信(4) &amp; 正常終了(200)したら</text:p>
      <text:p text:style-name="P36"><text:tab/><text:tab/>let data = xhr.response;<text:tab/><text:tab/>// json形式のデータは、responseで受信する(データを受信した時点で、オブジェクト化している)</text:p>
      <text:p text:style-name="P36"><text:tab/><text:tab/>console.log(data);<text:tab/><text:tab/>// コンソールに表示</text:p>
      <text:p text:style-name="P36"><text:tab/><text:tab/><text:span text:style-name="T13">let jsonf = JSON.stringify(data);<text:tab/>// json形式に変換</text:span></text:p>
      <text:p text:style-name="P36"><text:tab/><text:tab/><text:span text:style-name="T13">post_json(jsonf);<text:tab/><text:tab/>// データをpythonファイルにpostする</text:span></text:p>
      <text:p text:style-name="P36"><text:tab/>}</text:p>
      <text:p text:style-name="P36">};</text:p>
      <text:p text:style-name="P36"/>
      <text:p text:style-name="P36"><text:soft-page-break/></text:p>
      <text:p text:style-name="P36">// <text:span text:style-name="T13">pythonファイルにpostする関数</text:span></text:p>
      <text:p text:style-name="P41">function post_json(file){</text:p>
      <text:p text:style-name="P41"><text:tab/>xhr.open(‘POST’, ‘recieve.py’);</text:p>
      <text:p text:style-name="P41"><text:tab/>xhr.setRequestHeader(‘content-type’, ‘application/x-www-form-urlencoded;charset=UTF-8’);</text:p>
      <text:p text:style-name="P41"><text:tab/>xhr.send(file);</text:p>
      <text:p text:style-name="P41"/>
      <text:p text:style-name="P41"><text:tab/>xhr.onreadystatechange = function() {</text:p>
      <text:p text:style-name="P41"><text:tab/><text:tab/>if(xhr.readyState === 4 &amp;&amp; xhr.status === 200) {</text:p>
      <text:p text:style-name="P41"><text:tab/><text:tab/><text:tab/>let data = xhr.response;</text:p>
      <text:p text:style-name="P41"><text:tab/><text:tab/><text:tab/>console.log(data);</text:p>
      <text:p text:style-name="P41"><text:tab/><text:tab/>}</text:p>
      <text:p text:style-name="P41"><text:tab/>}</text:p>
      <text:p text:style-name="P41">};</text:p>
      <text:p text:style-name="P41"/>
      <text:p text:style-name="P41"/>
      <text:p text:style-name="P41"/>
      <text:p text:style-name="P36"/>
      <text:p text:style-name="P39">receive.py</text:p>
      <text:p text:style-name="P39"/>
      <text:p text:style-name="P39">#!/usr/bin/env python3<text:tab/><text:tab/>// pythonの実行ファイルの有る場所</text:p>
      <text:p text:style-name="P39"># _*_ coding: utf-8 _*_<text:tab/><text:tab/>// utf-8を使うおまじない</text:p>
      <text:p text:style-name="P39"/>
      <text:p text:style-name="P39">import json</text:p>
      <text:p text:style-name="P41">import sys</text:p>
      <text:p text:style-name="P41"/>
      <text:p text:style-name="P41">receive = sys.stdin.readline()<text:tab/><text:tab/># データを受信（input()でもOK)</text:p>
      <text:p text:style-name="P41"/>
      <text:p text:style-name="P41">receive = json.loads(recieve)<text:tab/><text:tab/># jsonデータを辞書型に変換</text:p>
      <text:p text:style-name="P41"/>
      <text:p text:style-name="P41">tuika = {</text:p>
      <text:p text:style-name="P41"><text:tab/>“title”: “スーパーマリオギャラクシー”,</text:p>
      <text:p text:style-name="P41"><text:tab/>“mashin”: “wii”</text:p>
      <text:p text:style-name="P41">}</text:p>
      <text:p text:style-name="P41"/>
      <text:p text:style-name="P41">receive.append(tuika)<text:tab/><text:tab/># 項目追加</text:p>
      <text:p text:style-name="P41"/>
      <text:p text:style-name="P41">receive = json.dumps(recieve, ensure_ascii=False)<text:tab/># 辞書をjson形式に変換</text:p>
      <text:p text:style-name="P39"/>
      <text:p text:style-name="P39">with open(“sample.json”, “r”, encoding=”utf-8”) as f:</text:p>
      <text:p text:style-name="P39"><text:soft-page-break/></text:p>
      <text:p text:style-name="P39">print(“Content-type: text/html\n”)<text:tab/># 標準出力でヘッダー送信</text:p>
      <text:p text:style-name="P39">print(<text:span text:style-name="T14">recieve</text:span>)<text:tab/><text:tab/><text:tab/><text:tab/><text:tab/># 標準出力でデータ送信</text:p>
      <text:p text:style-name="P29"/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><text:span text:style-name="T11">3</text:span>.<text:span text:style-name="T9">pythonでHTML出力</text:span></text:p>
      <text:p text:style-name="P17"/>
      <text:p text:style-name="P13">1.python内のHTMLを出力</text:p>
      <text:p text:style-name="P8"/>
      <text:p text:style-name="P13">・index.py</text:p>
      <text:p text:style-name="P13">#!/usr/bin/env python3</text:p>
      <text:p text:style-name="P13"># _*_ coding: utf-8 _*_</text:p>
      <text:p text:style-name="P13"/>
      <text:p text:style-name="P13">print(“Content-type: text/html\n”)<text:tab/>// ヘッダーを送信</text:p>
      <text:p text:style-name="P13"/>
      <text:p text:style-name="P13">html = “””</text:p>
      <text:p text:style-name="P13">&lt;!DOCTYPE html&gt;</text:p>
      <text:p text:style-name="P13">&lt;html&gt;</text:p>
      <text:p text:style-name="P13">&lt;head&gt;</text:p>
      <text:p text:style-name="P13"><text:tab/>&lt;meta charset=”UTF-8”&gt;</text:p>
      <text:p text:style-name="P13"><text:tab/>&lt;title&gt;html出力テスト&lt;/title&gt;</text:p>
      <text:p text:style-name="P13"><text:tab/>&lt;link rel=”stylesheet” href=”style.css”&gt;</text:p>
      <text:p text:style-name="P13"><text:tab/>&lt;script src=”main.js” defer&gt;&lt;/script&gt;</text:p>
      <text:p text:style-name="P13">&lt;/head&gt;</text:p>
      <text:p text:style-name="P13">&lt;body&gt;</text:p>
      <text:p text:style-name="P13"><text:tab/>&lt;p&gt;これは、pythonで作られたhtmlです&lt;/p&gt;</text:p>
      <text:p text:style-name="P13">&lt;/body&gt;</text:p>
      <text:p text:style-name="P13">&lt;/html&gt;</text:p>
      <text:p text:style-name="P13">“””</text:p>
      <text:p text:style-name="P13"/>
      <text:p text:style-name="P13">print(html)<text:tab/><text:tab/>// htmlを標準出力</text:p>
      <text:p text:style-name="P13"/>
      <text:p text:style-name="P13"/>
      <text:p text:style-name="P13"/>
      <text:p text:style-name="P13"/>
      <text:p text:style-name="P13"/>
      <text:p text:style-name="P13"><text:soft-page-break/>2.HTMLファイルを読み込んで、pythonで出力</text:p>
      <text:p text:style-name="P13"/>
      <text:p text:style-name="P13">・index.py</text:p>
      <text:p text:style-name="P13">#!/usr/bin/env python3</text:p>
      <text:p text:style-name="P13"># _*_ coding: utf-8 _*_</text:p>
      <text:p text:style-name="P13"/>
      <text:p text:style-name="P13">print(“content-type: text/html\n”)<text:tab/>// ヘッダー送信（大事）</text:p>
      <text:p text:style-name="P13"/>
      <text:p text:style-name="P13">with open(“index.html”, “r”, encoding=”utf-8”) as f:</text:p>
      <text:p text:style-name="P13"><text:tab/>print(f.read() + “&lt;p&gt;文字列を追加することもできる&lt;/p&gt;”)</text:p>
      <text:p text:style-name="P13"/>
      <text:p text:style-name="P13"/>
      <text:p text:style-name="P13"/>
      <text:p text:style-name="P13">・index.html</text:p>
      <text:p text:style-name="P13">&lt;!DOCTYPE html&gt;</text:p>
      <text:p text:style-name="P13">&lt;html&gt;</text:p>
      <text:p text:style-name="P13">&lt;head&gt;</text:p>
      <text:p text:style-name="P13"><text:tab/>&lt;meta charset=”UTF-8”&gt;</text:p>
      <text:p text:style-name="P13"><text:tab/>&lt;link rel=”stylesheet” href=”style.css”&gt;</text:p>
      <text:p text:style-name="P13"><text:tab/>&lt;script src=”main.js” defer&gt;&lt;/script&gt;</text:p>
      <text:p text:style-name="P13">&lt;/head&gt;</text:p>
      <text:p text:style-name="P13">&lt;body&gt;</text:p>
      <text:p text:style-name="P13"><text:tab/>&lt;p&gt;これは、テスト&lt;/p&gt;</text:p>
      <text:p text:style-name="P13">&lt;/body&gt;</text:p>
      <text:p text:style-name="P13">&lt;/html&gt;</text:p>
      <text:p text:style-name="P13"/>
      <text:p text:style-name="P13"/>
      <text:p text:style-name="P13"/>
      <text:p text:style-name="P11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5-01T15:30:48.510195169</dc:date>
    <meta:editing-duration>PT7H30M33S</meta:editing-duration>
    <meta:editing-cycles>80</meta:editing-cycles>
    <meta:generator>LibreOffice/6.0.7.3$Linux_X86_64 LibreOffice_project/00m0$Build-3</meta:generator>
    <meta:document-statistic meta:table-count="0" meta:image-count="0" meta:object-count="0" meta:page-count="13" meta:paragraph-count="186" meta:word-count="1750" meta:character-count="5692" meta:non-whitespace-character-count="5093"/>
  </office:meta>
</office:document-meta>
</file>